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微软雅黑" svg:font-family="微软雅黑" style:font-family-generic="system" style:font-pitch="variable"/>
    <style:font-face style:name="新宋体" svg:font-family="新宋体" style:font-family-generic="modern" style:font-pitch="fixed"/>
    <style:font-face style:name="新宋体1" svg:font-family="新宋体" style:font-family-generic="system" style:font-pitch="variable"/>
  </office:font-face-decls>
  <office:automatic-styles>
    <style:style style:name="P1" style:family="paragraph" style:parent-style-name="Text_20_body">
      <style:text-properties officeooo:rsid="001a6f99" officeooo:paragraph-rsid="001a6f99"/>
    </style:style>
    <style:style style:name="P2" style:family="paragraph" style:parent-style-name="Text_20_body">
      <style:text-properties fo:font-size="8pt" officeooo:rsid="001b0f2c" officeooo:paragraph-rsid="001b0f2c" style:font-size-asian="7pt" style:font-size-complex="8pt"/>
    </style:style>
    <style:style style:name="P3" style:family="paragraph" style:parent-style-name="Title">
      <style:text-properties fo:font-size="15pt" officeooo:rsid="001a6f99" officeooo:paragraph-rsid="001a6f99" style:font-size-asian="15pt" style:font-size-complex="15pt"/>
    </style:style>
    <style:style style:name="P4" style:family="paragraph" style:parent-style-name="Heading_20_1">
      <style:text-properties fo:font-size="12pt" fo:font-weight="bold" officeooo:rsid="001a6f99" officeooo:paragraph-rsid="001a6f99" style:font-size-asian="12pt" style:font-weight-asian="bold" style:font-size-complex="12pt" style:font-weight-complex="bold"/>
    </style:style>
    <style:style style:name="P5" style:family="paragraph" style:parent-style-name="Heading_20_1">
      <style:text-properties fo:font-size="12pt" officeooo:rsid="001b0f2c" officeooo:paragraph-rsid="001b0f2c" style:font-size-asian="12pt" style:font-size-complex="12pt"/>
    </style:style>
    <style:style style:name="P6" style:family="paragraph" style:parent-style-name="Text_20_body">
      <style:text-properties fo:font-size="8pt" officeooo:paragraph-rsid="001bda50" style:font-size-asian="7pt" style:font-size-complex="8pt"/>
    </style:style>
    <style:style style:name="P7" style:family="paragraph" style:parent-style-name="Text_20_body">
      <style:text-properties fo:font-size="8pt" officeooo:rsid="001dd2b2" officeooo:paragraph-rsid="001dd2b2" style:font-size-asian="7pt" style:font-size-complex="8pt"/>
    </style:style>
    <style:style style:name="P8" style:family="paragraph" style:parent-style-name="Text_20_body">
      <style:text-properties fo:font-size="8pt" officeooo:rsid="001eb437" officeooo:paragraph-rsid="001eb437" style:font-size-asian="7pt" style:font-size-complex="8pt"/>
    </style:style>
    <style:style style:name="P9" style:family="paragraph" style:parent-style-name="Text_20_body">
      <style:text-properties fo:font-size="8pt" officeooo:rsid="001f444c" officeooo:paragraph-rsid="001f444c" style:font-size-asian="7pt" style:font-size-complex="8pt"/>
    </style:style>
    <style:style style:name="T1" style:family="text">
      <style:text-properties fo:font-size="8pt" style:font-size-asian="7pt" style:font-size-complex="8pt"/>
    </style:style>
    <style:style style:name="T2" style:family="text">
      <style:text-properties fo:font-size="8pt" officeooo:rsid="001b0f2c" style:font-size-asian="7pt" style:font-size-complex="8pt"/>
    </style:style>
    <style:style style:name="T3" style:family="text">
      <style:text-properties officeooo:rsid="001bda50"/>
    </style:style>
    <style:style style:name="T4" style:family="text">
      <style:text-properties fo:font-style="italic" officeooo:rsid="001bda5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bda50" style:font-style-asian="normal" style:font-style-complex="normal"/>
    </style:style>
    <style:style style:name="T7" style:family="text">
      <style:text-properties fo:font-style="normal" officeooo:rsid="001dd2b2" style:font-style-asian="normal" style:font-style-complex="normal"/>
    </style:style>
    <style:style style:name="T8" style:family="text">
      <style:text-properties fo:font-style="normal" officeooo:rsid="001eb43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lazeBox: The all in one suite for managing Minecraft clusters</text:p>
      <text:h text:style-name="P4" text:outline-level="1">Abstract</text:h>
      <text:p text:style-name="P1"><text:span text:style-name="T1">BlazeBox is an application that helps users manage Minecraft cluster effortlessly with the easy-to-use GUI and HTTP API for any applications to call. It also features a Continuous Deployment (CD) system for publishing Bukkit/PaperMC plugins. Also this system also exports </text:span><text:span text:style-name="T2">metrics to Prometheus (</text:span><text:a xlink:type="simple" xlink:href="https://prometheus.io/" text:style-name="Internet_20_link" text:visited-style-name="Visited_20_Internet_20_Link"><text:span text:style-name="T2">https://prometheus.io</text:span></text:a><text:span text:style-name="T2">)[1], also it features live testing and hot reloading on the server for testing.</text:span></text:p>
      <text:h text:style-name="P5" text:outline-level="1">Introduction</text:h>
      <text:p text:style-name="P2">BlazeBox is an operator-based system for operating Minecraft clusters. BlazeBox uses a protocol called BlazeCom to communicate with Minecraft servers(Nodes) and execute commands on the server. <text:span text:style-name="T3">BlazeBox is based on Kubernetes to manage the cluster, BlazeBox will automatically mount the server.properties file and mounts the plugins into the container’s ./plugins folder automatically without the low level </text:span><text:span text:style-name="T4">Deployments</text:span><text:span text:style-name="T3">.</text:span></text:p>
      <text:p text:style-name="P6"><text:span text:style-name="T3">If you use Kubernetes’ </text:span><text:span text:style-name="T4">Deployments</text:span><text:span text:style-name="T6">, you will find it hard since it is at very low level of abstraction and you have to provide a lot of information to it in order for it to work, but for BlazeBox, all you have to do is to create a MinecraftServer CRD, a MinecraftProxy CRD and a MinecraftCluster CRD. </text:span><text:span text:style-name="T7">BlazeBox utilizes all the resources inside the cluster to exceed maximum performance. So there are some major problems we face while we provide these features through the dynamic infrastructure of Kubernetes:</text:span></text:p>
      <text:p text:style-name="P7"><text:span text:style-name="T5">1. The server cores are single-threaded, so resources are hard to allocate and manage across multiple servers, we also encounter multiple serious issues while designing the architecture of BlazeBox.</text:span></text:p>
      <text:p text:style-name="P7"><text:span text:style-name="T5">2. </text:span><text:span text:style-name="T8">Load-Balancing is hard since a player can only connect to one server at a time and the Minecraft server is a stated service meaning that only one replica could be serving the group of players, making it incredibly hard to balance load across the network.</text:span></text:p>
      <text:p text:style-name="P8"><text:span text:style-name="T5">3. Resource management is hard. Users of BlazeBox cannot easily configure it due to the complexity of the framework we designed and we cannot offer any simplification to it.</text:span></text:p>
      <text:p text:style-name="P9"><text:span text:style-name="T5">4. Creating such an app requires much more experience of managing clusters the classic way that our team doesn’t have that much, (we are a newly founded research team).</text:span></text:p>
      <text:p text:style-name="P9"><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微软雅黑" svg:font-family="微软雅黑" style:font-family-generic="system" style:font-pitch="variable"/>
    <style:font-face style:name="新宋体" svg:font-family="新宋体" style:font-family-generic="modern" style:font-pitch="fixed"/>
    <style:font-face style:name="新宋体1"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新宋体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新宋体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11:16:55.248000000</meta:creation-date>
    <dc:date>2024-07-04T22:09:27.278000000</dc:date>
    <meta:editing-duration>PT2H51M40S</meta:editing-duration>
    <meta:editing-cycles>2</meta:editing-cycles>
    <meta:generator>LibreOffice/24.2.4.2$Windows_X86_64 LibreOffice_project/51a6219feb6075d9a4c46691dcfe0cd9c4fff3c2</meta:generator>
    <meta:document-statistic meta:table-count="0" meta:image-count="0" meta:object-count="0" meta:page-count="1" meta:paragraph-count="10" meta:word-count="347" meta:character-count="2201" meta:non-whitespace-character-count="1864"/>
  </office:meta>
</office:document-meta>
</file>